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5f69a" officeooo:paragraph-rsid="0005f69a" style:font-size-asian="14pt" style:font-size-complex="14pt"/>
    </style:style>
    <style:style style:name="P2" style:family="paragraph" style:parent-style-name="Standard">
      <style:text-properties fo:font-size="14pt" officeooo:rsid="0005f69a" officeooo:paragraph-rsid="0005f69a" style:font-size-asian="14pt" style:font-size-complex="14pt"/>
    </style:style>
    <style:style style:name="T1" style:family="text">
      <style:text-properties officeooo:rsid="00083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 :</text:p>
      <text:p text:style-name="P1">Afficher les nombres pairs de <text:span text:style-name="T1">4</text:span> à 1<text:span text:style-name="T1">6</text:span> avec une boucle.</text:p>
      <text:p text:style-name="P1"/>
      <text:p text:style-name="P1">Exercice 2 :</text:p>
      <text:p text:style-name="P1">Définir une liste contenant les noms <text:span text:style-name="T1">d</text:span>es jours de la semaine. Afficher le <text:span text:style-name="T1">troisième </text:span>élement de la liste <text:span text:style-name="T1">(c’est-à-dire Mercredi)</text:span>.</text:p>
      <text:p text:style-name="P1"/>
      <text:p text:style-name="P1">Exercice 3 :</text:p>
      <text:p text:style-name="P1">Définir un dictionnaire qui associe à chaque mois le nombre de jours. Afficher le nombre de jours pour <text:span text:style-name="T1">Décembre</text:span>.</text:p>
      <text:p text:style-name="P1"/>
      <text:p text:style-name="P1">Exercice 4 :</text:p>
      <text:p text:style-name="P1">Télécharger la page <text:a xlink:type="simple" xlink:href="http://www.wikipedia.fr/" text:style-name="Internet_20_link" text:visited-style-name="Visited_20_Internet_20_Link">www.wikipedia.fr</text:a>. Afficher le message “<text:span text:style-name="T1">erreur du serveur</text:span>” <text:span text:style-name="T1">si le code d’erreur est supérieur ou égal à 500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4:45:18.877497536</meta:creation-date>
    <dc:date>2020-03-03T14:17:55.163949330</dc:date>
    <meta:editing-duration>PT9M3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82" meta:character-count="467" meta:non-whitespace-character-count="393"/>
  </office:meta>
</office:document-meta>
</file>